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-1.468cm" style:auto-text-indent="false" style:page-number="auto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master-page-name="">
      <style:paragraph-properties fo:margin-left="-0.048cm" fo:margin-right="0cm" fo:text-align="center" style:justify-single-word="false" fo:text-indent="0cm" style:auto-text-indent="false" style:page-number="auto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rebuchet MS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BS Progetto POI</text:p>
      <text:p text:style-name="P1"/>
      <text:p text:style-name="P2"><draw:rect text:anchor-type="paragraph" draw:z-index="0" draw:style-name="gr1" draw:text-style-name="P4" svg:width="2.839cm" svg:height="1.156cm" svg:x="7.754cm" svg:y="0.141cm"><text:p text:style-name="P4">Progetto</text:p><text:p text:style-name="P4">POI</text:p></draw:rect><draw:line text:anchor-type="paragraph" draw:z-index="1" draw:style-name="gr2" draw:text-style-name="P4" svg:x1="9.125cm" svg:y1="1.296cm" svg:x2="9.125cm" svg:y2="3.413cm"><text:p/></draw:line><draw:line text:anchor-type="paragraph" draw:z-index="2" draw:style-name="gr2" draw:text-style-name="P4" svg:x1="0.009cm" svg:y1="3.486cm" svg:x2="17.039cm" svg:y2="3.341cm"><text:p/></draw:line><draw:line text:anchor-type="paragraph" draw:z-index="3" draw:style-name="gr2" draw:text-style-name="P4" svg:x1="0.009cm" svg:y1="3.485cm" svg:x2="0.129cm" svg:y2="5.866cm"><text:p/></draw:line><draw:line text:anchor-type="paragraph" draw:z-index="4" draw:style-name="gr2" draw:text-style-name="P4" svg:x1="17.013cm" svg:y1="3.341cm" svg:x2="16.895cm" svg:y2="5.818cm"><text:p/></draw:line><draw:rect text:anchor-type="paragraph" draw:z-index="5" draw:style-name="gr1" draw:text-style-name="P5" svg:width="3.68cm" svg:height="2.262cm" svg:x="4.244cm" svg:y="5.891cm"><text:p text:style-name="P5"><text:span text:style-name="T1">PIANIFICAZIONE</text:span></text:p></draw:rect><draw:rect text:anchor-type="paragraph" draw:z-index="6" draw:style-name="gr1" draw:text-style-name="P5" svg:width="3.68cm" svg:height="2.262cm" svg:x="-1.628cm" svg:y="5.868cm"><text:p text:style-name="P5"><text:span text:style-name="T1">AVVIO</text:span></text:p></draw:rect><draw:rect text:anchor-type="paragraph" draw:z-index="7" draw:style-name="gr1" draw:text-style-name="P5" svg:width="3.68cm" svg:height="2.262cm" svg:x="14.804cm" svg:y="5.793cm"><text:p text:style-name="P5"><text:span text:style-name="T1">CHIUSURA</text:span></text:p></draw:rect><draw:rect text:anchor-type="paragraph" draw:z-index="8" draw:style-name="gr1" draw:text-style-name="P5" svg:width="3.68cm" svg:height="2.262cm" svg:x="9.802cm" svg:y="5.868cm"><text:p text:style-name="P5"><text:span text:style-name="T1">REALIZZAZIONE</text:span></text:p></draw:rect><draw:rect text:anchor-type="paragraph" draw:z-index="9" draw:style-name="gr1" draw:text-style-name="P4" svg:width="3.68cm" svg:height="2.262cm" svg:x="4.244cm" svg:y="5.914cm"><text:p text:style-name="P4">PIANIFICAZIONE</text:p></draw:rect><draw:rect text:anchor-type="paragraph" draw:z-index="10" draw:style-name="gr1" draw:text-style-name="P4" svg:width="3.68cm" svg:height="2.262cm" svg:x="-1.628cm" svg:y="5.891cm"><text:p text:style-name="P4">AVVIO</text:p></draw:rect><draw:line text:anchor-type="paragraph" draw:z-index="11" draw:style-name="gr2" draw:text-style-name="P4" svg:x1="0.298cm" svg:y1="8.13cm" svg:x2="0.273cm" svg:y2="10.196cm"><text:p/></draw:line><draw:rect text:anchor-type="paragraph" draw:z-index="12" draw:style-name="gr1" draw:text-style-name="P6" svg:width="1.853cm" svg:height="2.19cm" svg:x="3.979cm" svg:y="10.195cm"><text:p text:style-name="P4"><text:span text:style-name="T2">Progettazione</text:span></text:p></draw:rect><draw:rect text:anchor-type="paragraph" draw:z-index="13" draw:style-name="gr1" draw:text-style-name="P6" svg:width="1.853cm" svg:height="2.19cm" svg:x="-0.857cm" svg:y="10.123cm"><text:p text:style-name="P6"><text:span text:style-name="T2">Acquisizione</text:span></text:p><text:p text:style-name="P6"><text:span text:style-name="T2">ambiente di</text:span></text:p><text:p text:style-name="P6"><text:span text:style-name="T2">sviluppo</text:span></text:p></draw:rect><draw:rect text:anchor-type="paragraph" draw:z-index="14" draw:style-name="gr1" draw:text-style-name="P6" svg:width="1.853cm" svg:height="2.19cm" svg:x="6.84cm" svg:y="10.268cm"><text:p text:style-name="P4"><text:span text:style-name="T2">Analisi</text:span></text:p><text:p text:style-name="P4"><text:span text:style-name="T2">e dialogo </text:span></text:p><text:p text:style-name="P4"><text:span text:style-name="T2">con cliente</text:span></text:p></draw:rect><draw:rect text:anchor-type="paragraph" draw:z-index="15" draw:style-name="gr1" draw:text-style-name="P6" svg:width="1.853cm" svg:height="2.19cm" svg:x="9.895cm" svg:y="10.268cm"><text:p text:style-name="P6"><text:span text:style-name="T2">Interfaccia</text:span></text:p><text:p text:style-name="P6"><text:span text:style-name="T2">utente</text:span></text:p></draw:rect><draw:rect text:anchor-type="paragraph" draw:z-index="16" draw:style-name="gr1" draw:text-style-name="P6" svg:width="1.853cm" svg:height="2.19cm" svg:x="12.324cm" svg:y="10.245cm"><text:p text:style-name="P6"><text:span text:style-name="T2">Realizzazione</text:span></text:p><text:p text:style-name="P6"><text:span text:style-name="T2">contenuti</text:span></text:p><text:p text:style-name="P6"><text:span text:style-name="T2">multimediali</text:span></text:p></draw:rect><draw:rect text:anchor-type="paragraph" draw:z-index="17" draw:style-name="gr1" draw:text-style-name="P6" svg:width="1.853cm" svg:height="2.19cm" svg:x="15.741cm" svg:y="10.245cm"><text:p text:style-name="P6"><text:span text:style-name="T2">Installazione</text:span></text:p><text:p text:style-name="P6"><text:span text:style-name="T2">e collaudo</text:span></text:p></draw:rect><draw:line text:anchor-type="paragraph" draw:z-index="18" draw:style-name="gr2" draw:text-style-name="P4" svg:x1="4.771cm" svg:y1="8.153cm" svg:x2="4.771cm" svg:y2="10.196cm"><text:p/></draw:line><draw:line text:anchor-type="paragraph" draw:z-index="19" draw:style-name="gr2" draw:text-style-name="P4" svg:x1="7.537cm" svg:y1="8.153cm" svg:x2="7.537cm" svg:y2="10.268cm"><text:p/></draw:line><draw:line text:anchor-type="paragraph" draw:z-index="20" draw:style-name="gr2" draw:text-style-name="P4" svg:x1="10.592cm" svg:y1="8.13cm" svg:x2="10.64cm" svg:y2="10.268cm"><text:p/></draw:line><draw:line text:anchor-type="paragraph" draw:z-index="21" draw:style-name="gr2" draw:text-style-name="P4" svg:x1="13.263cm" svg:y1="8.13cm" svg:x2="13.238cm" svg:y2="10.245cm"><text:p/></draw:line><draw:line text:anchor-type="paragraph" draw:z-index="22" draw:style-name="gr2" draw:text-style-name="P4" svg:x1="16.388cm" svg:y1="8.054cm" svg:x2="16.437cm" svg:y2="10.24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3T07:28:33.35</meta:creation-date>
    <meta:document-statistic meta:table-count="0" meta:image-count="0" meta:object-count="0" meta:page-count="1" meta:paragraph-count="1" meta:word-count="3" meta:character-count="16"/>
    <dc:date>2021-04-13T07:42:29.66</dc:date>
    <meta:editing-duration>PT13M56S</meta:editing-duration>
    <meta:editing-cycles>1</meta:editing-cycles>
    <meta:generator>OpenOffice/4.1.7$Win32 OpenOffice.org_project/417m1$Build-9800</meta:generator>
  </office:meta>
</office:document-meta>
</file>